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B000000994BFEBB3A843AD6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981cm" svg:height="5.395cm" svg:x="5.866cm" svg:y="12.356cm">
          <draw:image xlink:href="Pictures/100000000000011B000000994BFEBB3A843AD6C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6:06:25.915697662</meta:creation-date>
    <dc:date>2018-12-12T13:33:35.295017289</dc:date>
    <meta:editing-duration>PT2M16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